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normal">
      <style:paragraph-properties fo:margin-top="0.423cm" fo:margin-bottom="0.423cm" style:contextual-spacing="false" fo:line-height="100%"/>
    </style:style>
    <style:style style:name="P2" style:family="paragraph" style:parent-style-name="normal">
      <style:paragraph-properties fo:margin-top="0.423cm" fo:margin-bottom="0.423cm" style:contextual-spacing="false" fo:line-height="100%"/>
      <style:text-properties officeooo:paragraph-rsid="0021100a"/>
    </style:style>
    <style:style style:name="P3" style:family="paragraph" style:parent-style-name="normal" style:master-page-name="Standard">
      <style:paragraph-properties fo:margin-top="0.423cm" fo:margin-bottom="0.423cm" style:contextual-spacing="false" fo:line-height="100%" style:page-number="1"/>
    </style:style>
    <style:style style:name="T1" style:family="text">
      <style:text-properties officeooo:rsid="001f8b38"/>
    </style:style>
    <style:style style:name="T2" style:family="text">
      <style:text-properties officeooo:rsid="0021100a"/>
    </style:style>
    <style:style style:name="T3" style:family="text">
      <style:text-properties fo:color="#c9211e" loext:opacity="100%"/>
    </style:style>
    <style:style style:name="T4" style:family="text">
      <style:text-properties fo:color="#c9211e" loext:opacity="100%" officeooo:rsid="001f8b38"/>
    </style:style>
    <style:style style:name="T5" style:family="text">
      <style:text-properties fo:color="#c9211e" loext:opacity="100%" officeooo:rsid="0021100a"/>
    </style:style>
    <style:style style:name="T6" style:family="text">
      <style:text-properties fo:color="#c9211e" loext:opacity="100%" fo:font-weight="bold" officeooo:rsid="0021100a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es Miserables,<text:span text:style-name="T3"> </text:span><text:span text:style-name="T4">published in 1862,</text:span><text:span text:style-name="T3"> is a classic novel written by Victor Hugo.</text:span> The novel is set in 19th century France. <text:span text:style-name="T5">Protagonist of the</text:span><text:span text:style-name="T3"> story</text:span> <text:span text:style-name="T2">is</text:span> Jean Valjean, a man who <text:span text:style-name="T2">steals a loaf of bread and </text:span><text:span text:style-name="T5">for this </text:span><text:span text:style-name="T2">is imprisoned for nineteen years</text:span>. <text:span text:style-name="T5">Another important character is Javert, a police officer who relentlessly hounds Jean after his release, ceaseless in his attempts to put our protagonist back in prison.</text:span></text:p>
      <text:p text:style-name="P2">The novel is divided into five volumes, <text:span text:style-name="T2">with</text:span> each exploring <text:span text:style-name="T2">a</text:span> different theme <text:span text:style-name="T5">(examples include</text:span><text:span text:style-name="T3"> poverty, love, sacrifice, and redemption</text:span><text:span text:style-name="T5">)</text:span>. The <text:span text:style-name="T2">central</text:span> theme of Les Miserables, <text:span text:style-name="T2">however,</text:span> is the struggle for social justice. Hugo <text:span text:style-name="T2">frankly</text:span> portrays the injustices of the French legal system <text:span text:style-name="T2">and the</text:span> <text:span text:style-name="T2">difficult living conditions</text:span> faced by the poor and <text:span text:style-name="T2">by the</text:span> oppressed. </text:p>
      <text:p text:style-name="P2"><text:span text:style-name="T6">Jean Valjean serves as an example of someone who overcomes his past and makes a positive impact on society</text:span><text:span text:style-name="T2">, and his</text:span> journey towards redemption is the driving force of the novel. His transformation from a hardened criminal to a compassionate man is the result of his encounters with <text:span text:style-name="T2">many different</text:span> people, including the bishop who shows him mercy and forgiveness, and Cosette, the young girl he adopts and raises as his own daughter. <text:span text:style-name="T2">Motivated by his love for Cosette, Valjean changes his ways and gradually becomes a better person.</text:span></text:p>
      <text:p text:style-name="P2"><text:span text:style-name="T2">The power of love is another major theme of the novel</text:span>. <text:span text:style-name="T2">V</text:span>arious forms of love <text:span text:style-name="T2">occur in the story</text:span>, <text:span text:style-name="T2">such as</text:span> <text:span text:style-name="T2">the</text:span> romantic love between Marius and Cosette, <text:span text:style-name="T2">the selfless love between Eponine and Marius</text:span>, and <text:span text:style-name="T2">the</text:span> paternal love between Valjean and Cosette. <text:span text:style-name="T2">Hugo stresses how important love is for creating a better world through these relationships, and emphasizes how it can overcome even the greatest hardships.</text:span></text:p>
      <text:p text:style-name="P1"><text:span text:style-name="T2">Lastly</text:span>, Les Miserables explores the concept of sacrifice. Many of the characters in the novel make personal sacrifices for the greater good. Valjean <text:span text:style-name="T2">ends up sacrificing</text:span> his own safety <text:span text:style-name="T2">in order</text:span> to protect Cosette, and <text:span text:style-name="T2">meanwhile</text:span> Eponine <text:span text:style-name="T2">sacrifices</text:span> her own happiness for Marius’ <text:span text:style-name="T2">sake</text:span>. <text:span text:style-name="T2">In putting others before themselves like that, these characters display true heroism.</text:span></text:p>
      <text:p text:style-name="P2"><text:span text:style-name="T2">We may conclude that</text:span> Les Miserables is a timeless classic that explores universal themes of justice, love, and sacrifice. Hugo's vivid characterizations <text:span text:style-name="T2">and</text:span> masterful storytelling make the novel <text:span text:style-name="T2">both a timeless commentary on the human condition and a concrete call for social change.</text:span></text:p>
      <text:p text:style-name="normal">(<text:span text:style-name="T2">381</text:span> words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11T23:33:13.323000000</dc:date>
    <meta:editing-duration>PT11M34S</meta:editing-duration>
    <meta:editing-cycles>3</meta:editing-cycles>
    <meta:generator>LibreOffice/7.5.2.2$Windows_X86_64 LibreOffice_project/53bb9681a964705cf672590721dbc85eb4d0c3a2</meta:generator>
    <meta:document-statistic meta:table-count="0" meta:image-count="0" meta:object-count="0" meta:page-count="1" meta:paragraph-count="7" meta:word-count="383" meta:character-count="2366" meta:non-whitespace-character-count="1989"/>
  </office:meta>
</office:document-meta>
</file>